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999cm" table:align="left" style:writing-mode="lr-tb"/>
    </style:style>
    <style:style style:name="Tabla1.A" style:family="table-column">
      <style:table-column-properties style:column-width="4.803cm"/>
    </style:style>
    <style:style style:name="Tabla1.B" style:family="table-column">
      <style:table-column-properties style:column-width="12.1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="0.1pt solid #000000" style:writing-mode="lr-tb"/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6.999cm" table:align="left" style:writing-mode="lr-tb"/>
    </style:style>
    <style:style style:name="Tabla2.A" style:family="table-column">
      <style:table-column-properties style:column-width="4.803cm"/>
    </style:style>
    <style:style style:name="Tabla2.B" style:family="table-column">
      <style:table-column-properties style:column-width="12.19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="0.1pt solid #000000" style:writing-mode="lr-tb"/>
    </style:style>
    <style:style style:name="Tab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6.999cm" table:align="left" style:writing-mode="lr-tb"/>
    </style:style>
    <style:style style:name="Tabla3.A" style:family="table-column">
      <style:table-column-properties style:column-width="4.803cm"/>
    </style:style>
    <style:style style:name="Tabla3.B" style:family="table-column">
      <style:table-column-properties style:column-width="12.19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B1" style:family="table-cell">
      <style:table-cell-properties style:vertical-align="top" fo:padding="0.097cm" fo:border="0.1pt solid #000000" style:writing-mode="lr-tb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6.999cm" table:align="left" style:writing-mode="lr-tb"/>
    </style:style>
    <style:style style:name="Tabla4.A" style:family="table-column">
      <style:table-column-properties style:column-width="4.803cm"/>
    </style:style>
    <style:style style:name="Tabla4.B" style:family="table-column">
      <style:table-column-properties style:column-width="12.19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" style:family="table">
      <style:table-properties style:width="16.999cm" table:align="left" style:writing-mode="lr-tb"/>
    </style:style>
    <style:style style:name="Tabla5.A" style:family="table-column">
      <style:table-column-properties style:column-width="4.803cm"/>
    </style:style>
    <style:style style:name="Tabla5.B" style:family="table-column">
      <style:table-column-properties style:column-width="12.19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6" style:family="table">
      <style:table-properties style:width="16.999cm" table:align="left" style:writing-mode="lr-tb"/>
    </style:style>
    <style:style style:name="Tabla6.A" style:family="table-column">
      <style:table-column-properties style:column-width="4.803cm"/>
    </style:style>
    <style:style style:name="Tabla6.B" style:family="table-column">
      <style:table-column-properties style:column-width="12.19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6.B1" style:family="table-cell">
      <style:table-cell-properties style:vertical-align="top" fo:padding="0.097cm" fo:border="0.1pt solid #000000" style:writing-mode="lr-tb"/>
    </style:style>
    <style:style style:name="Tab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" style:family="table">
      <style:table-properties style:width="16.999cm" table:align="left" style:writing-mode="lr-tb"/>
    </style:style>
    <style:style style:name="Tabla7.A" style:family="table-column">
      <style:table-column-properties style:column-width="4.803cm"/>
    </style:style>
    <style:style style:name="Tabla7.B" style:family="table-column">
      <style:table-column-properties style:column-width="12.19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B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8" style:family="table">
      <style:table-properties style:width="16.999cm" table:align="left" style:writing-mode="lr-tb"/>
    </style:style>
    <style:style style:name="Tabla8.A" style:family="table-column">
      <style:table-column-properties style:column-width="4.803cm"/>
    </style:style>
    <style:style style:name="Tabla8.B" style:family="table-column">
      <style:table-column-properties style:column-width="12.19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8.B1" style:family="table-cell">
      <style:table-cell-properties style:vertical-align="top" fo:padding="0.097cm" fo:border="0.1pt solid #000000" style:writing-mode="lr-tb"/>
    </style:style>
    <style:style style:name="Tab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9" style:family="table">
      <style:table-properties style:width="16.999cm" table:align="left" style:writing-mode="lr-tb"/>
    </style:style>
    <style:style style:name="Tabla9.A" style:family="table-column">
      <style:table-column-properties style:column-width="4.803cm"/>
    </style:style>
    <style:style style:name="Tabla9.B" style:family="table-column">
      <style:table-column-properties style:column-width="12.19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9.B1" style:family="table-cell">
      <style:table-cell-properties style:vertical-align="top" fo:padding="0.097cm" fo:border="0.1pt solid #000000" style:writing-mode="lr-tb"/>
    </style:style>
    <style:style style:name="Tab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0" style:family="table">
      <style:table-properties style:width="16.999cm" table:align="left" style:writing-mode="lr-tb"/>
    </style:style>
    <style:style style:name="Tabla10.A" style:family="table-column">
      <style:table-column-properties style:column-width="4.803cm"/>
    </style:style>
    <style:style style:name="Tabla10.B" style:family="table-column">
      <style:table-column-properties style:column-width="12.19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0.B1" style:family="table-cell">
      <style:table-cell-properties style:vertical-align="top" fo:padding="0.097cm" fo:border="0.1pt solid #000000" style:writing-mode="lr-tb"/>
    </style:style>
    <style:style style:name="Tab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1" style:family="table">
      <style:table-properties style:width="16.999cm" table:align="left" style:writing-mode="lr-tb"/>
    </style:style>
    <style:style style:name="Tabla11.A" style:family="table-column">
      <style:table-column-properties style:column-width="4.803cm"/>
    </style:style>
    <style:style style:name="Tabla11.B" style:family="table-column">
      <style:table-column-properties style:column-width="12.19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1.B1" style:family="table-cell">
      <style:table-cell-properties style:vertical-align="top" fo:padding="0.097cm" fo:border="0.1pt solid #000000" style:writing-mode="lr-tb"/>
    </style:style>
    <style:style style:name="Tab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2" style:family="table">
      <style:table-properties style:width="16.999cm" table:align="left" style:writing-mode="lr-tb"/>
    </style:style>
    <style:style style:name="Tabla12.A" style:family="table-column">
      <style:table-column-properties style:column-width="4.803cm"/>
    </style:style>
    <style:style style:name="Tabla12.B" style:family="table-column">
      <style:table-column-properties style:column-width="12.196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2.B1" style:family="table-cell">
      <style:table-cell-properties style:vertical-align="top" fo:padding="0.097cm" fo:border="0.1pt solid #000000" style:writing-mode="lr-tb"/>
    </style:style>
    <style:style style:name="Tab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Ubuntu" style:font-name-complex="Ubuntu"/>
    </style:style>
    <style:style style:name="P2" style:family="paragraph" style:parent-style-name="Standard">
      <style:text-properties style:font-name="Ubuntu" officeooo:rsid="002386e1" officeooo:paragraph-rsid="002386e1" style:font-name-complex="Ubuntu"/>
    </style:style>
    <style:style style:name="P3" style:family="paragraph" style:parent-style-name="Standard">
      <style:text-properties officeooo:paragraph-rsid="0021bd1c"/>
    </style:style>
    <style:style style:name="P4" style:family="paragraph" style:parent-style-name="Table_20_Contents">
      <style:text-properties style:font-name="Ubuntu" style:font-name-complex="Ubuntu"/>
    </style:style>
    <style:style style:name="P5" style:family="paragraph" style:parent-style-name="Table_20_Contents">
      <style:text-properties style:font-name="Ubuntu" officeooo:paragraph-rsid="00127145" style:font-name-complex="Ubuntu"/>
    </style:style>
    <style:style style:name="P6" style:family="paragraph" style:parent-style-name="Table_20_Contents">
      <style:text-properties style:font-name="Ubuntu" officeooo:rsid="00127145" officeooo:paragraph-rsid="00127145" style:font-name-complex="Ubuntu"/>
    </style:style>
    <style:style style:name="P7" style:family="paragraph" style:parent-style-name="Table_20_Contents">
      <style:text-properties style:font-name="Ubuntu" officeooo:rsid="00127145" officeooo:paragraph-rsid="00148314" style:font-name-complex="Ubuntu"/>
    </style:style>
    <style:style style:name="P8" style:family="paragraph" style:parent-style-name="Table_20_Contents">
      <style:text-properties style:font-name="Ubuntu" officeooo:rsid="00127145" officeooo:paragraph-rsid="00161d15" style:font-name-complex="Ubuntu"/>
    </style:style>
    <style:style style:name="P9" style:family="paragraph" style:parent-style-name="Table_20_Contents">
      <style:text-properties style:font-name="Ubuntu" officeooo:paragraph-rsid="00148314" style:font-name-complex="Ubuntu"/>
    </style:style>
    <style:style style:name="P10" style:family="paragraph" style:parent-style-name="Table_20_Contents">
      <style:text-properties style:font-name="Ubuntu" officeooo:paragraph-rsid="0014c063" style:font-name-complex="Ubuntu"/>
    </style:style>
    <style:style style:name="P11" style:family="paragraph" style:parent-style-name="Table_20_Contents">
      <style:text-properties style:font-name="Ubuntu" officeooo:paragraph-rsid="0015d8e2" style:font-name-complex="Ubuntu"/>
    </style:style>
    <style:style style:name="P12" style:family="paragraph" style:parent-style-name="Table_20_Contents">
      <style:text-properties style:font-name="Ubuntu" officeooo:paragraph-rsid="00161d15" style:font-name-complex="Ubuntu"/>
    </style:style>
    <style:style style:name="P13" style:family="paragraph" style:parent-style-name="Table_20_Contents">
      <style:text-properties style:font-name="Ubuntu" officeooo:rsid="0017507e" officeooo:paragraph-rsid="0017507e" style:font-name-complex="Ubuntu"/>
    </style:style>
    <style:style style:name="P14" style:family="paragraph" style:parent-style-name="Table_20_Contents">
      <style:text-properties style:font-name="Ubuntu" officeooo:rsid="0017507e" officeooo:paragraph-rsid="0018a338" style:font-name-complex="Ubuntu"/>
    </style:style>
    <style:style style:name="P15" style:family="paragraph" style:parent-style-name="Table_20_Contents">
      <style:text-properties style:font-name="Ubuntu" officeooo:rsid="001a1241" officeooo:paragraph-rsid="001a1241" style:font-name-complex="Ubuntu"/>
    </style:style>
    <style:style style:name="P16" style:family="paragraph" style:parent-style-name="Table_20_Contents">
      <style:text-properties style:font-name="Ubuntu" officeooo:paragraph-rsid="001a1241" style:font-name-complex="Ubuntu"/>
    </style:style>
    <style:style style:name="P17" style:family="paragraph" style:parent-style-name="Table_20_Contents">
      <style:text-properties style:font-name="Ubuntu" officeooo:paragraph-rsid="001b0caa" style:font-name-complex="Ubuntu"/>
    </style:style>
    <style:style style:name="P18" style:family="paragraph" style:parent-style-name="Table_20_Contents">
      <style:text-properties style:font-name="Ubuntu" officeooo:paragraph-rsid="001c7312" style:font-name-complex="Ubuntu"/>
    </style:style>
    <style:style style:name="P19" style:family="paragraph" style:parent-style-name="Table_20_Contents">
      <style:text-properties style:font-name="Ubuntu" officeooo:rsid="0015d8e2" officeooo:paragraph-rsid="0015d8e2" style:font-name-complex="Ubuntu"/>
    </style:style>
    <style:style style:name="P20" style:family="paragraph" style:parent-style-name="Table_20_Contents">
      <style:text-properties style:font-name="Ubuntu" officeooo:rsid="00161d15" officeooo:paragraph-rsid="00161d15" style:font-name-complex="Ubuntu"/>
    </style:style>
    <style:style style:name="P21" style:family="paragraph" style:parent-style-name="Table_20_Contents">
      <style:text-properties style:font-name="Ubuntu" officeooo:rsid="00161d15" officeooo:paragraph-rsid="001a1241" style:font-name-complex="Ubuntu"/>
    </style:style>
    <style:style style:name="P22" style:family="paragraph" style:parent-style-name="Table_20_Contents">
      <style:text-properties style:font-name="Ubuntu" officeooo:rsid="00161d15" officeooo:paragraph-rsid="001c7312" style:font-name-complex="Ubuntu"/>
    </style:style>
    <style:style style:name="P23" style:family="paragraph" style:parent-style-name="Table_20_Contents">
      <style:text-properties style:font-name="Ubuntu" officeooo:rsid="001b0caa" officeooo:paragraph-rsid="001b0caa" style:font-name-complex="Ubuntu"/>
    </style:style>
    <style:style style:name="P24" style:family="paragraph" style:parent-style-name="Table_20_Contents">
      <style:text-properties style:font-name="Ubuntu" officeooo:paragraph-rsid="0021bd1c" style:font-name-complex="Ubuntu"/>
    </style:style>
    <style:style style:name="P25" style:family="paragraph" style:parent-style-name="Table_20_Contents">
      <style:text-properties style:font-name="Ubuntu" officeooo:rsid="002386e1" officeooo:paragraph-rsid="002386e1" style:font-name-complex="Ubuntu"/>
    </style:style>
    <style:style style:name="P26" style:family="paragraph" style:parent-style-name="Table_20_Contents">
      <style:text-properties style:font-name="Ubuntu" officeooo:paragraph-rsid="002386e1" style:font-name-complex="Ubuntu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break-before="page"/>
      <style:text-properties officeooo:paragraph-rsid="0021bd1c"/>
    </style:style>
    <style:style style:name="P29" style:family="paragraph" style:parent-style-name="Table_20_Contents">
      <style:text-properties style:font-name="Ubuntu" officeooo:rsid="002386e1" officeooo:paragraph-rsid="0025a17e" style:font-name-complex="Ubuntu"/>
    </style:style>
    <style:style style:name="P30" style:family="paragraph" style:parent-style-name="Table_20_Contents">
      <style:text-properties style:font-name="Ubuntu" officeooo:rsid="002386e1" officeooo:paragraph-rsid="0026be22" style:font-name-complex="Ubuntu"/>
    </style:style>
    <style:style style:name="P31" style:family="paragraph" style:parent-style-name="Table_20_Contents">
      <style:text-properties style:font-name="Ubuntu" officeooo:rsid="002386e1" officeooo:paragraph-rsid="00282a8f" style:font-name-complex="Ubuntu"/>
    </style:style>
    <style:style style:name="P32" style:family="paragraph" style:parent-style-name="Table_20_Contents">
      <style:text-properties style:font-name="Ubuntu" officeooo:rsid="002386e1" officeooo:paragraph-rsid="0028d725" style:font-name-complex="Ubuntu"/>
    </style:style>
    <style:style style:name="P33" style:family="paragraph" style:parent-style-name="Table_20_Contents">
      <style:text-properties style:font-name="Ubuntu" officeooo:paragraph-rsid="0025a17e" style:font-name-complex="Ubuntu"/>
    </style:style>
    <style:style style:name="P34" style:family="paragraph" style:parent-style-name="Table_20_Contents">
      <style:text-properties style:font-name="Ubuntu" officeooo:paragraph-rsid="0026be22" style:font-name-complex="Ubuntu"/>
    </style:style>
    <style:style style:name="P35" style:family="paragraph" style:parent-style-name="Table_20_Contents">
      <style:text-properties style:font-name="Ubuntu" officeooo:rsid="0026be22" officeooo:paragraph-rsid="0026be22" style:font-name-complex="Ubuntu"/>
    </style:style>
    <style:style style:name="P36" style:family="paragraph" style:parent-style-name="Table_20_Contents">
      <style:text-properties style:font-name="Ubuntu" officeooo:rsid="0026be22" officeooo:paragraph-rsid="00282a8f" style:font-name-complex="Ubuntu"/>
    </style:style>
    <style:style style:name="P37" style:family="paragraph" style:parent-style-name="Table_20_Contents">
      <style:text-properties style:font-name="Ubuntu" officeooo:rsid="0026be22" officeooo:paragraph-rsid="0028d725" style:font-name-complex="Ubuntu"/>
    </style:style>
    <style:style style:name="P38" style:family="paragraph" style:parent-style-name="Table_20_Contents">
      <style:text-properties style:font-name="Ubuntu" officeooo:paragraph-rsid="00282a8f" style:font-name-complex="Ubuntu"/>
    </style:style>
    <style:style style:name="P39" style:family="paragraph" style:parent-style-name="Table_20_Contents">
      <style:text-properties style:font-name="Ubuntu" officeooo:rsid="00282a8f" officeooo:paragraph-rsid="00282a8f" style:font-name-complex="Ubuntu"/>
    </style:style>
    <style:style style:name="P40" style:family="paragraph" style:parent-style-name="Table_20_Contents">
      <style:text-properties style:font-name="Ubuntu" officeooo:paragraph-rsid="0028d725" style:font-name-complex="Ubuntu"/>
    </style:style>
    <style:style style:name="P41" style:family="paragraph" style:parent-style-name="Table_20_Contents">
      <style:text-properties style:font-name="Ubuntu" officeooo:rsid="00298bd2" officeooo:paragraph-rsid="00298bd2" style:font-name-complex="Ubuntu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6pt" fo:font-weight="bold" style:font-size-asian="16pt" style:font-weight-asian="bold" style:font-name-complex="Ubuntu" style:font-size-complex="16pt" style:font-weight-complex="bold"/>
    </style:style>
    <style:style style:name="P43" style:family="paragraph" style:parent-style-name="Standard">
      <style:text-properties officeooo:paragraph-rsid="0021bd1c"/>
    </style:style>
    <style:style style:name="P44" style:family="paragraph" style:parent-style-name="Standard">
      <style:text-properties style:font-name="Ubuntu" officeooo:rsid="0025a17e" officeooo:paragraph-rsid="0025a17e" style:font-name-complex="Ubuntu"/>
    </style:style>
    <style:style style:name="P45" style:family="paragraph" style:parent-style-name="Standard">
      <style:text-properties style:font-name="Ubuntu" officeooo:rsid="0026be22" officeooo:paragraph-rsid="0026be22" style:font-name-complex="Ubuntu"/>
    </style:style>
    <style:style style:name="P46" style:family="paragraph" style:parent-style-name="Standard">
      <style:text-properties style:font-name="Ubuntu" officeooo:rsid="00282a8f" officeooo:paragraph-rsid="00282a8f" style:font-name-complex="Ubuntu"/>
    </style:style>
    <style:style style:name="P47" style:family="paragraph" style:parent-style-name="Standard">
      <style:text-properties style:font-name="Ubuntu" officeooo:rsid="00282a8f" officeooo:paragraph-rsid="0028d725" style:font-name-complex="Ubuntu"/>
    </style:style>
    <style:style style:name="P48" style:family="paragraph" style:parent-style-name="Standard">
      <style:text-properties officeooo:paragraph-rsid="0025a17e"/>
    </style:style>
    <style:style style:name="P49" style:family="paragraph" style:parent-style-name="Standard">
      <style:text-properties officeooo:paragraph-rsid="0026be22"/>
    </style:style>
    <style:style style:name="P50" style:family="paragraph" style:parent-style-name="Standard">
      <style:text-properties officeooo:paragraph-rsid="00282a8f"/>
    </style:style>
    <style:style style:name="P51" style:family="paragraph" style:parent-style-name="Standard">
      <style:text-properties officeooo:paragraph-rsid="0028d725"/>
    </style:style>
    <style:style style:name="P52" style:family="paragraph" style:parent-style-name="Standard">
      <style:paragraph-properties fo:break-before="page"/>
      <style:text-properties officeooo:paragraph-rsid="0026be22"/>
    </style:style>
    <style:style style:name="T1" style:family="text">
      <style:text-properties officeooo:rsid="00127145"/>
    </style:style>
    <style:style style:name="T2" style:family="text">
      <style:text-properties officeooo:rsid="0012f1ed"/>
    </style:style>
    <style:style style:name="T3" style:family="text">
      <style:text-properties officeooo:rsid="0014c063"/>
    </style:style>
    <style:style style:name="T4" style:family="text">
      <style:text-properties officeooo:rsid="0015d8e2"/>
    </style:style>
    <style:style style:name="T5" style:family="text">
      <style:text-properties officeooo:rsid="00161d15"/>
    </style:style>
    <style:style style:name="T6" style:family="text">
      <style:text-properties officeooo:rsid="0017507e"/>
    </style:style>
    <style:style style:name="T7" style:family="text">
      <style:text-properties officeooo:rsid="001a1241"/>
    </style:style>
    <style:style style:name="T8" style:family="text">
      <style:text-properties officeooo:rsid="001b0caa"/>
    </style:style>
    <style:style style:name="T9" style:family="text">
      <style:text-properties officeooo:rsid="001c7312"/>
    </style:style>
    <style:style style:name="T10" style:family="text">
      <style:text-properties officeooo:rsid="0021bd1c"/>
    </style:style>
    <style:style style:name="T11" style:family="text">
      <style:text-properties officeooo:rsid="002386e1"/>
    </style:style>
    <style:style style:name="T12" style:family="text">
      <style:text-properties officeooo:rsid="0025a17e"/>
    </style:style>
    <style:style style:name="T13" style:family="text">
      <style:text-properties officeooo:rsid="0026be22"/>
    </style:style>
    <style:style style:name="T14" style:family="text">
      <style:text-properties officeooo:rsid="00282a8f"/>
    </style:style>
    <style:style style:name="T15" style:family="text">
      <style:text-properties officeooo:rsid="0028d725"/>
    </style:style>
    <style:style style:name="T16" style:family="text">
      <style:text-properties officeooo:rsid="00298b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SOS DE PRUEBA</text:p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ID</text:p>
          </table:table-cell>
          <table:table-cell table:style-name="Tabla1.B1" office:value-type="string">
            <text:p text:style-name="P4">01</text:p>
          </table:table-cell>
        </table:table-row>
        <table:table-row table:style-name="Tabla1.1">
          <table:table-cell table:style-name="Tabla1.A2" office:value-type="string">
            <text:p text:style-name="P4">NOMBRE</text:p>
          </table:table-cell>
          <table:table-cell table:style-name="Tabla1.B2" office:value-type="string">
            <text:p text:style-name="P4">Registro Duplicado</text:p>
          </table:table-cell>
        </table:table-row>
        <table:table-row table:style-name="Tabla1.1">
          <table:table-cell table:style-name="Tabla1.A2" office:value-type="string">
            <text:p text:style-name="P4">DESCRIPCIÓN</text:p>
          </table:table-cell>
          <table:table-cell table:style-name="Tabla1.B2" office:value-type="string">
            <text:p text:style-name="P1">Tren inicia y se registra, <text:span text:style-name="T2">vuelve a elegir la opción registrarse</text:span></text:p>
          </table:table-cell>
        </table:table-row>
        <table:table-row table:style-name="Tabla1.1">
          <table:table-cell table:style-name="Tabla1.A2" office:value-type="string">
            <text:p text:style-name="P4">PASOS</text:p>
          </table:table-cell>
          <table:table-cell table:style-name="Tabla1.B2" office:value-type="string">
            <text:p text:style-name="P13">Dentro del menú de opciones de Tren:</text:p>
            <text:p text:style-name="P5">- Inicia el proceso de Tren<text:span text:style-name="T2">1</text:span> <text:span text:style-name="T1">Ej: ./tren tren1.conf retiro</text:span></text:p>
            <text:p text:style-name="P5">- <text:span text:style-name="T1">Escribe help en la línea de comandos para acceder al menú de opciones,</text:span></text:p>
            <text:p text:style-name="P6">- Selecciona opción <text:span text:style-name="T6">r</text:span>egistrarse,</text:p>
            <text:p text:style-name="P6">- <text:span text:style-name="T2">El Tren se ha registrado correctamente,</text:span></text:p>
            <text:p text:style-name="P6">- Selecciona opción estado,</text:p>
            <text:p text:style-name="P5">- <text:span text:style-name="T2">Imprime en pantalla el listado del estado del tren,</text:span></text:p>
            <text:p text:style-name="P5">- <text:span text:style-name="T2">Luego selecciona la opción registrarse, </text:span></text:p>
          </table:table-cell>
        </table:table-row>
        <table:table-row table:style-name="Tabla1.1">
          <table:table-cell table:style-name="Tabla1.A2" office:value-type="string">
            <text:p text:style-name="P4">RESULTADO OBTENIDO</text:p>
          </table:table-cell>
          <table:table-cell table:style-name="Tabla1.B2" office:value-type="string">
            <text:p text:style-name="P5">Mensaje <text:span text:style-name="T1">del Programa como devolución:</text:span></text:p>
            <text:p text:style-name="P5"><text:s/>“Ya te has registrado”.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ID</text:p>
          </table:table-cell>
          <table:table-cell table:style-name="Tabla2.B1" office:value-type="string">
            <text:p text:style-name="P4">02</text:p>
          </table:table-cell>
        </table:table-row>
        <table:table-row table:style-name="Tabla2.1">
          <table:table-cell table:style-name="Tabla2.A2" office:value-type="string">
            <text:p text:style-name="P4">NOMBRE</text:p>
          </table:table-cell>
          <table:table-cell table:style-name="Tabla2.B2" office:value-type="string">
            <text:p text:style-name="P4">Registrarse</text:p>
          </table:table-cell>
        </table:table-row>
        <table:table-row table:style-name="Tabla2.1">
          <table:table-cell table:style-name="Tabla2.A2" office:value-type="string">
            <text:p text:style-name="P4">DESCRIPCIÓN</text:p>
          </table:table-cell>
          <table:table-cell table:style-name="Tabla2.B2" office:value-type="string">
            <text:p text:style-name="P1">Tren inicia y se registra en la estación</text:p>
          </table:table-cell>
        </table:table-row>
        <table:table-row table:style-name="Tabla2.1">
          <table:table-cell table:style-name="Tabla2.A2" office:value-type="string">
            <text:p text:style-name="P4">PASOS</text:p>
          </table:table-cell>
          <table:table-cell table:style-name="Tabla2.B2" office:value-type="string">
            <text:p text:style-name="P13">Dentro del menú de opciones de Tren:</text:p>
            <text:p text:style-name="P9">- Inicia el proceso de Tren<text:span text:style-name="T2">1</text:span> <text:span text:style-name="T1">Ej: ./tren tren2.conf retiro</text:span></text:p>
            <text:p text:style-name="P9">- <text:span text:style-name="T1">Escribe help en la línea de comandos para acceder al menú de opciones,</text:span></text:p>
            <text:p text:style-name="P7">- Selecciona opción registrarse,</text:p>
          </table:table-cell>
        </table:table-row>
        <table:table-row table:style-name="Tabla2.1">
          <table:table-cell table:style-name="Tabla2.A2" office:value-type="string">
            <text:p text:style-name="P4">RESULTADO OBTENIDO</text:p>
          </table:table-cell>
          <table:table-cell table:style-name="Tabla2.B2" office:value-type="string">
            <text:p text:style-name="P19">Respuesta del programa desde el Proceso Tren:</text:p>
            <text:p text:style-name="P11">“Te has registrado correctamente”.</text:p>
            <text:p text:style-name="P11">y desde <text:span text:style-name="T4">el Programa </text:span>Estación:</text:p>
            <text:p text:style-name="P11">“Un Tren se ha registrado”.</text:p>
          </table:table-cell>
        </table:table-row>
      </table:table>
      <text:p text:style-name="Standard"/>
      <text:p text:style-name="P27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ID</text:p>
          </table:table-cell>
          <table:table-cell table:style-name="Tabla3.B1" office:value-type="string">
            <text:p text:style-name="P4">03</text:p>
          </table:table-cell>
        </table:table-row>
        <table:table-row table:style-name="Tabla3.1">
          <table:table-cell table:style-name="Tabla3.A2" office:value-type="string">
            <text:p text:style-name="P4">NOMBRE</text:p>
          </table:table-cell>
          <table:table-cell table:style-name="Tabla3.B2" office:value-type="string">
            <text:p text:style-name="P4">Estado Actual del Tren</text:p>
          </table:table-cell>
        </table:table-row>
        <table:table-row table:style-name="Tabla3.1">
          <table:table-cell table:style-name="Tabla3.A2" office:value-type="string">
            <text:p text:style-name="P4">DESCRIPCIÓN</text:p>
          </table:table-cell>
          <table:table-cell table:style-name="Tabla3.B2" office:value-type="string">
            <text:p text:style-name="P1">Informa el estado del tren completo con todas sus características.</text:p>
          </table:table-cell>
        </table:table-row>
        <table:table-row table:style-name="Tabla3.1">
          <table:table-cell table:style-name="Tabla3.A2" office:value-type="string">
            <text:p text:style-name="P4">PASOS</text:p>
          </table:table-cell>
          <table:table-cell table:style-name="Tabla3.B2" office:value-type="string">
            <text:p text:style-name="P14">Dentro del menú de opciones de Tren:</text:p>
            <text:p text:style-name="P9">- Inicia el proceso de Tren<text:span text:style-name="T2">1</text:span> <text:span text:style-name="T1">Ej: ./tren tren2.conf retiro</text:span></text:p>
            <text:p text:style-name="P9">- <text:span text:style-name="T1">Escribe help en la línea de comandos para acceder al menú de opciones,</text:span></text:p>
            <text:p text:style-name="P7">- Selecciona opción registrarse,</text:p>
            <text:p text:style-name="P7">- <text:span text:style-name="T3">Te has registrado correctamente,</text:span></text:p>
            <text:p text:style-name="P7">- <text:span text:style-name="T3">Selecciona opción estado,</text:span></text:p>
          </table:table-cell>
        </table:table-row>
        <table:table-row table:style-name="Tabla3.1">
          <table:table-cell table:style-name="Tabla3.A2" office:value-type="string">
            <text:p text:style-name="P4">RESULTADO OBTENIDO</text:p>
          </table:table-cell>
          <table:table-cell table:style-name="Tabla3.B2" office:value-type="string">
            <text:p text:style-name="P10">Imprime por pantalla <text:span text:style-name="T3">el resultado:</text:span></text:p>
            <text:p text:style-name="P10">- <text:span text:style-name="T3">ID del tren</text:span></text:p>
            <text:p text:style-name="P10">- <text:span text:style-name="T3">C</text:span>antidad de Combustible del tren <text:span text:style-name="T3">actual</text:span></text:p>
            <text:p text:style-name="P10">- Modelo <text:span text:style-name="T3">del Tren</text:span></text:p>
            <text:p text:style-name="P10">- Estación Actual</text:p>
            <text:p text:style-name="P10">- <text:span text:style-name="T3">E</text:span>stación Destino </text:p>
            <text:p text:style-name="P10">- Tiempo de viaje restante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">ID</text:p>
          </table:table-cell>
          <table:table-cell table:style-name="Tabla4.B1" office:value-type="string">
            <text:p text:style-name="P4">04</text:p>
          </table:table-cell>
        </table:table-row>
        <table:table-row table:style-name="Tabla4.1">
          <table:table-cell table:style-name="Tabla4.A2" office:value-type="string">
            <text:p text:style-name="P4">NOMBRE</text:p>
          </table:table-cell>
          <table:table-cell table:style-name="Tabla4.B2" office:value-type="string">
            <text:p text:style-name="P4">Partir sin registrarse</text:p>
          </table:table-cell>
        </table:table-row>
        <table:table-row table:style-name="Tabla4.1">
          <table:table-cell table:style-name="Tabla4.A2" office:value-type="string">
            <text:p text:style-name="P4">DESCRIPCIÓN</text:p>
          </table:table-cell>
          <table:table-cell table:style-name="Tabla4.B2" office:value-type="string">
            <text:p text:style-name="P1">Se quiere ejecutar el comando partir tren sin haberse registrado en alguna estación</text:p>
          </table:table-cell>
        </table:table-row>
        <table:table-row table:style-name="Tabla4.1">
          <table:table-cell table:style-name="Tabla4.A2" office:value-type="string">
            <text:p text:style-name="P4">PASOS</text:p>
          </table:table-cell>
          <table:table-cell table:style-name="Tabla4.B2" office:value-type="string">
            <text:p text:style-name="P14">Dentro del menú de opciones de Tren:</text:p>
            <text:p text:style-name="P12">- Inicia el proceso de Tren<text:span text:style-name="T2">1</text:span> <text:span text:style-name="T1">Ej: ./tren tren3.conf munro</text:span></text:p>
            <text:p text:style-name="P12">- <text:span text:style-name="T1">Escribe help en la línea de comandos para acceder al menú de opciones,</text:span></text:p>
            <text:p text:style-name="P8">- Selecciona opción <text:span text:style-name="T5">partir</text:span>,</text:p>
          </table:table-cell>
        </table:table-row>
        <table:table-row table:style-name="Tabla4.1">
          <table:table-cell table:style-name="Tabla4.A2" office:value-type="string">
            <text:p text:style-name="P4">RESULTADO OBTENIDO</text:p>
          </table:table-cell>
          <table:table-cell table:style-name="Tabla4.B2" office:value-type="string">
            <text:p text:style-name="P20">Respuesta del Programa desde el Proceso Tren:</text:p>
            <text:p text:style-name="P12">“Es necesario estar registrado en la estación”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">ID</text:p>
          </table:table-cell>
          <table:table-cell table:style-name="Tabla5.B1" office:value-type="string">
            <text:p text:style-name="P4">05</text:p>
          </table:table-cell>
        </table:table-row>
        <table:table-row table:style-name="Tabla5.1">
          <table:table-cell table:style-name="Tabla5.A2" office:value-type="string">
            <text:p text:style-name="P4">NOMBRE</text:p>
          </table:table-cell>
          <table:table-cell table:style-name="Tabla5.B2" office:value-type="string">
            <text:p text:style-name="P4">Partir sin estación</text:p>
          </table:table-cell>
        </table:table-row>
        <table:table-row table:style-name="Tabla5.1">
          <table:table-cell table:style-name="Tabla5.A2" office:value-type="string">
            <text:p text:style-name="P4">DESCRIPCIÓN</text:p>
          </table:table-cell>
          <table:table-cell table:style-name="Tabla5.B2" office:value-type="string">
            <text:p text:style-name="P1"><text:span text:style-name="T7">Desde la Estación se ejecuta la opción partir t</text:span>ren, sin haber buscado y seleccionado a una estación disponible.</text:p>
          </table:table-cell>
        </table:table-row>
        <table:table-row table:style-name="Tabla5.1">
          <table:table-cell table:style-name="Tabla5.A2" office:value-type="string">
            <text:p text:style-name="P4">PASOS</text:p>
          </table:table-cell>
          <table:table-cell table:style-name="Tabla5.B2" office:value-type="string">
            <text:p text:style-name="P15">Dentro del menú de opciones Estación:</text:p>
            <text:p text:style-name="P16">- <text:span text:style-name="T7">Selecciona opción estado tren, para conocer los trenes que están en la estación,</text:span></text:p>
            <text:p text:style-name="P15">- Selecciona opción partir tren,</text:p>
            <text:p text:style-name="P15"/>
          </table:table-cell>
        </table:table-row>
        <table:table-row table:style-name="Tabla5.1">
          <table:table-cell table:style-name="Tabla5.A2" office:value-type="string">
            <text:p text:style-name="P4">RESULTADO OBTENIDO</text:p>
          </table:table-cell>
          <table:table-cell table:style-name="Tabla5.B2" office:value-type="string">
            <text:p text:style-name="P21">Respuesta del Programa desde el Proceso Estación:</text:p>
            <text:p text:style-name="P16">“No hay <text:span text:style-name="T7">trenes que la estación controle”</text:span></text:p>
          </table:table-cell>
        </table:table-row>
      </table:table>
      <text:p text:style-name="Standard"><text:soft-page-break/></text:p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">ID</text:p>
          </table:table-cell>
          <table:table-cell table:style-name="Tabla6.B1" office:value-type="string">
            <text:p text:style-name="P4">06</text:p>
          </table:table-cell>
        </table:table-row>
        <table:table-row table:style-name="Tabla6.1">
          <table:table-cell table:style-name="Tabla6.A2" office:value-type="string">
            <text:p text:style-name="P4">NOMBRE</text:p>
          </table:table-cell>
          <table:table-cell table:style-name="Tabla6.B2" office:value-type="string">
            <text:p text:style-name="P4">Registrar la misma estación</text:p>
          </table:table-cell>
        </table:table-row>
        <table:table-row table:style-name="Tabla6.1">
          <table:table-cell table:style-name="Tabla6.A2" office:value-type="string">
            <text:p text:style-name="P4">DESCRIPCIÓN</text:p>
          </table:table-cell>
          <table:table-cell table:style-name="Tabla6.B2" office:value-type="string">
            <text:p text:style-name="P1">Desde la terminal elegir conectar el mismo número de estación.</text:p>
          </table:table-cell>
        </table:table-row>
        <table:table-row table:style-name="Tabla6.1">
          <table:table-cell table:style-name="Tabla6.A2" office:value-type="string">
            <text:p text:style-name="P4">PASOS</text:p>
          </table:table-cell>
          <table:table-cell table:style-name="Tabla6.B2" office:value-type="string">
            <text:p text:style-name="P4">- <text:span text:style-name="T8">Abro una nueva Terminal,</text:span></text:p>
            <text:p text:style-name="P4">- <text:span text:style-name="T8">Desde el directorio correspondiente, ejecuto ./estacion estacion1.conf</text:span></text:p>
            <text:p text:style-name="P4">- <text:span text:style-name="T8">Abre la ventana y comienzo de dicho proceso es correcto.</text:span></text:p>
            <text:p text:style-name="P4">- <text:span text:style-name="T8">Abro una nueva Terminal,</text:span></text:p>
            <text:p text:style-name="P17">- <text:span text:style-name="T8">Desde el directorio correspondiente, ejecuto ./estacion estacion1.conf</text:span></text:p>
          </table:table-cell>
        </table:table-row>
        <table:table-row table:style-name="Tabla6.1">
          <table:table-cell table:style-name="Tabla6.A2" office:value-type="string">
            <text:p text:style-name="P4">RESULTADO OBTENIDO</text:p>
          </table:table-cell>
          <table:table-cell table:style-name="Tabla6.B2" office:value-type="string">
            <text:p text:style-name="P23">Desde la Terminal misma, imprime el siguiente mensaje:</text:p>
            <text:p text:style-name="P17">“Error de conexión: Address already in use”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">ID</text:p>
          </table:table-cell>
          <table:table-cell table:style-name="Tabla7.B1" office:value-type="string">
            <text:p text:style-name="P4">07</text:p>
          </table:table-cell>
        </table:table-row>
        <table:table-row table:style-name="Tabla7.1">
          <table:table-cell table:style-name="Tabla7.A2" office:value-type="string">
            <text:p text:style-name="P4">NOMBRE</text:p>
          </table:table-cell>
          <table:table-cell table:style-name="Tabla7.B2" office:value-type="string">
            <text:p text:style-name="P4">Estaci<text:span text:style-name="T9">ó</text:span>n no conectada</text:p>
          </table:table-cell>
        </table:table-row>
        <table:table-row table:style-name="Tabla7.1">
          <table:table-cell table:style-name="Tabla7.A2" office:value-type="string">
            <text:p text:style-name="P4">DESCRIPCIÓN</text:p>
          </table:table-cell>
          <table:table-cell table:style-name="Tabla7.B2" office:value-type="string">
            <text:p text:style-name="P1">Se elige una estación que no esta conectada o disponible.</text:p>
          </table:table-cell>
        </table:table-row>
        <table:table-row table:style-name="Tabla7.1">
          <table:table-cell table:style-name="Tabla7.A2" office:value-type="string">
            <text:p text:style-name="P4">PASOS</text:p>
          </table:table-cell>
          <table:table-cell table:style-name="Tabla7.B2" office:value-type="string">
            <text:p text:style-name="P4">Desde el panel control del Tren, elegir comando partir, se muestran las estaciones disponibles, y se elige una estación no mencionada.</text:p>
            <text:p text:style-name="P4">- <text:span text:style-name="T9">En la Estación donde esta registrado el tren, seleccionar buscar est (el mismo lista las estaciones conectadas disponibles),</text:span></text:p>
            <text:p text:style-name="P4">- <text:span text:style-name="T9">Desde el panel de tren, seleccionar partir (lista las estaciones conectadas disponibles),</text:span></text:p>
            <text:p text:style-name="P4">- <text:span text:style-name="T9">Selecciono un nombre de estación que no esta en la lista.</text:span></text:p>
          </table:table-cell>
        </table:table-row>
        <table:table-row table:style-name="Tabla7.1">
          <table:table-cell table:style-name="Tabla7.A2" office:value-type="string">
            <text:p text:style-name="P4">RESULTADO OBTENIDO</text:p>
          </table:table-cell>
          <table:table-cell table:style-name="Tabla7.B2" office:value-type="string">
            <text:p text:style-name="P22">Respuesta del Programa desde el Proceso Estación:</text:p>
            <text:p text:style-name="P18">“La estación elegida no es válida, intente nuevamente”</text:p>
          </table:table-cell>
        </table:table-row>
      </table:table>
      <text:p text:style-name="Standard"/>
      <text:p text:style-name="P3"/>
      <text:p text:style-name="P2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ID</text:p>
          </table:table-cell>
          <table:table-cell table:style-name="Tabla8.B1" office:value-type="string">
            <text:p text:style-name="P24">0<text:span text:style-name="T10">8</text:span></text:p>
          </table:table-cell>
        </table:table-row>
        <table:table-row table:style-name="Tabla8.1">
          <table:table-cell table:style-name="Tabla8.A2" office:value-type="string">
            <text:p text:style-name="P24">NOMBRE</text:p>
          </table:table-cell>
          <table:table-cell table:style-name="Tabla8.B2" office:value-type="string">
            <text:p text:style-name="P25">Tren solicita anden</text:p>
          </table:table-cell>
        </table:table-row>
        <table:table-row table:style-name="Tabla8.1">
          <table:table-cell table:style-name="Tabla8.A2" office:value-type="string">
            <text:p text:style-name="P24">DESCRIPCIÓN</text:p>
          </table:table-cell>
          <table:table-cell table:style-name="Tabla8.B2" office:value-type="string">
            <text:p text:style-name="P2">Se pide el uso del anden donde está registrado el tren</text:p>
          </table:table-cell>
        </table:table-row>
        <table:table-row table:style-name="Tabla8.1">
          <table:table-cell table:style-name="Tabla8.A2" office:value-type="string">
            <text:p text:style-name="P24">PASOS</text:p>
          </table:table-cell>
          <table:table-cell table:style-name="Tabla8.B2" office:value-type="string">
            <text:p text:style-name="P24">- <text:span text:style-name="T11">Teniendo la Estación como proceso abierta,</text:span></text:p>
            <text:p text:style-name="P24">- <text:span text:style-name="T11">Se ejecuta un proceso tren y se lo dirige hacia esa estación,</text:span></text:p>
            <text:p text:style-name="P24">- <text:span text:style-name="T11">El Proceso Tren ejecuta el comando registrarse,</text:span></text:p>
            <text:p text:style-name="P24">- <text:span text:style-name="T11">Al estar todo bien, envía un mensaje que el Tren se ha registrado correctamente,</text:span></text:p>
            <text:p text:style-name="P24">- <text:span text:style-name="T11">Luego se ejecuta el comando solicitar anden</text:span></text:p>
          </table:table-cell>
        </table:table-row>
        <table:table-row table:style-name="Tabla8.1">
          <table:table-cell table:style-name="Tabla8.A2" office:value-type="string">
            <text:p text:style-name="P24">RESULTADO OBTENIDO</text:p>
          </table:table-cell>
          <table:table-cell table:style-name="Tabla8.B2" office:value-type="string">
            <text:p text:style-name="P25">Los posibles resultados obtenidos son:</text:p>
            <text:p text:style-name="P26">- <text:span text:style-name="T11">En el caso que el anden este vacío, o mejor dicho que no este siendo utilizado por otro tren, nos dará un mensaje que se le ha asignado el anden al tren correctamente,</text:span></text:p>
            <text:p text:style-name="P26">- <text:span text:style-name="T11">Si el anden estuviera ocupado por otro proceso tren, nos dará un mensaje que será agregado a la cola de espera dentro de dicha estación.</text:span></text:p>
          </table:table-cell>
        </table:table-row>
      </table:table>
      <text:p text:style-name="P3"/>
      <text:p text:style-name="P48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3">ID</text:p>
          </table:table-cell>
          <table:table-cell table:style-name="Tabla9.B1" office:value-type="string">
            <text:p text:style-name="P33">0<text:span text:style-name="T12">9</text:span></text:p>
          </table:table-cell>
        </table:table-row>
        <table:table-row table:style-name="Tabla9.1">
          <table:table-cell table:style-name="Tabla9.A2" office:value-type="string">
            <text:p text:style-name="P33">NOMBRE</text:p>
          </table:table-cell>
          <table:table-cell table:style-name="Tabla9.B2" office:value-type="string">
            <text:p text:style-name="P29"><text:span text:style-name="T12">Manejo de prioridades del programa en la cola de espera de una estación</text:span></text:p>
          </table:table-cell>
        </table:table-row>
        <table:table-row table:style-name="Tabla9.1">
          <table:table-cell table:style-name="Tabla9.A2" office:value-type="string">
            <text:p text:style-name="P33">DESCRIPCIÓN</text:p>
          </table:table-cell>
          <table:table-cell table:style-name="Tabla9.B2" office:value-type="string">
            <text:p text:style-name="P44">Trenes que ya están en la cola de espera de una estación para utilizar el anden. Ingresa un quinto tren.</text:p>
          </table:table-cell>
        </table:table-row>
        <table:table-row table:style-name="Tabla9.1">
          <table:table-cell table:style-name="Tabla9.A2" office:value-type="string">
            <text:p text:style-name="P33">PASOS</text:p>
          </table:table-cell>
          <table:table-cell table:style-name="Tabla9.B2" office:value-type="string">
            <text:p text:style-name="P33">- <text:span text:style-name="T11">Teniendo la Estación como proceso abierta,</text:span></text:p>
            <text:p text:style-name="P33">- <text:span text:style-name="T11">Se ejecuta un proceso tren y se lo dirige hacia esa estación,</text:span></text:p>
            <text:p text:style-name="P33">- <text:span text:style-name="T11">El Proceso Tren ejecuta el comando registrarse,</text:span></text:p>
            <text:p text:style-name="P33">- <text:span text:style-name="T11">Al estar todo bien, envía un mensaje que el Tren se ha registrado correctamente,</text:span></text:p>
            <text:p text:style-name="P33">- <text:span text:style-name="T11">Luego se ejecuta el comando solicitar anden</text:span></text:p>
            <text:p text:style-name="P33">- <text:span text:style-name="T12">El anden esta siendo utilizado, por lo cual es agregado a la cola de espera dentro de dicha estación,</text:span></text:p>
            <text:p text:style-name="P33">- <text:span text:style-name="T12">En la misma hay 4 trenes que están esperado su turno para el anden, 3 con mayor prioridad al tener menor tiempo.</text:span></text:p>
            <text:p text:style-name="P33">- <text:span text:style-name="T12">El programa va dando el uso y salida partir a aquellos con mayor prioridad o con menor tiempo disponible.</text:span></text:p>
            <text:p text:style-name="P33">- <text:span text:style-name="T12">De golpe ingresa un sexto tren con el tiempo corto </text:span></text:p>
            <text:p text:style-name="P33">- <text:span text:style-name="T12">El programa da prioridad de usar el anden y de salida al tren que ya esta en prioridad nro 3</text:span></text:p>
          </table:table-cell>
        </table:table-row>
        <table:table-row table:style-name="Tabla9.1">
          <table:table-cell table:style-name="Tabla9.A2" office:value-type="string">
            <text:p text:style-name="P33">RESULTADO OBTENIDO</text:p>
          </table:table-cell>
          <table:table-cell table:style-name="Tabla9.B2" office:value-type="string">
            <text:p text:style-name="P29"><text:span text:style-name="T12">Manejo de prioridades del programa en la cola de espera de una estación</text:span>:</text:p>
            <text:p text:style-name="P33">- <text:span text:style-name="T12">El programa internamente realiza el control respecto a las prioridades de cada proceso tren mientras esta en la espera.</text:span></text:p>
            <text:p text:style-name="P33">- <text:span text:style-name="T12">En este caso, como el proceso tren que ingreso en sexto lugar fue hacia el final de la cola debido <text:s/>a las prioridades de los demás, </text:span></text:p>
            <text:p text:style-name="P33">- <text:span text:style-name="T12">Por mas que ingresara un tren con tiempo justo, el tren con prioridad de salida es el que ingreso en quinto lugar, ya que </text:span><text:soft-page-break/><text:span text:style-name="T12">tenia una prioridad nro 3 de salir, es decir que mas alla del tiempo que tenga para seguir viajando, la prioridad se maneja en cuanto a que ya salieron 3 trenes y entonces el siguiente a salir seria este.</text:span></text:p>
          </table:table-cell>
        </table:table-row>
      </table:table>
      <text:p text:style-name="P48"/>
      <text:p text:style-name="P4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4">ID</text:p>
          </table:table-cell>
          <table:table-cell table:style-name="Tabla10.B1" office:value-type="string">
            <text:p text:style-name="P35">10</text:p>
          </table:table-cell>
        </table:table-row>
        <table:table-row table:style-name="Tabla10.1">
          <table:table-cell table:style-name="Tabla10.A2" office:value-type="string">
            <text:p text:style-name="P34">NOMBRE</text:p>
          </table:table-cell>
          <table:table-cell table:style-name="Tabla10.B2" office:value-type="string">
            <text:p text:style-name="P35">Consumo de combustible</text:p>
          </table:table-cell>
        </table:table-row>
        <table:table-row table:style-name="Tabla10.1">
          <table:table-cell table:style-name="Tabla10.A2" office:value-type="string">
            <text:p text:style-name="P34">DESCRIPCIÓN</text:p>
          </table:table-cell>
          <table:table-cell table:style-name="Tabla10.B2" office:value-type="string">
            <text:p text:style-name="P45">El tren no puede circular sin tener el combustible necesario</text:p>
          </table:table-cell>
        </table:table-row>
        <table:table-row table:style-name="Tabla10.1">
          <table:table-cell table:style-name="Tabla10.A2" office:value-type="string">
            <text:p text:style-name="P34">PASOS</text:p>
          </table:table-cell>
          <table:table-cell table:style-name="Tabla10.B2" office:value-type="string">
            <text:p text:style-name="P34">- <text:span text:style-name="T11">Teniendo la Estación como proceso abierta,</text:span></text:p>
            <text:p text:style-name="P34">- <text:span text:style-name="T11">Se ejecuta un proceso tren y se lo dirige hacia esa estación,</text:span></text:p>
            <text:p text:style-name="P34">- <text:span text:style-name="T11">El Proceso Tren ejecuta el comando registrarse,</text:span></text:p>
            <text:p text:style-name="P34">- <text:span text:style-name="T11">Al estar todo bien, envía un mensaje que el Tren se ha registrado correctamente,</text:span></text:p>
            <text:p text:style-name="P34">- <text:span text:style-name="T11">Luego se ejecuta el comando solicitar anden</text:span></text:p>
            <text:p text:style-name="P34">- <text:span text:style-name="T13">Luego el proceso tren va pasando de un anden, luego parte a otra estación y así sucesivamente, hasta que….</text:span></text:p>
            <text:p text:style-name="P34">- <text:span text:style-name="T13">Al solicitar partir tren, es impedida su salida ya que no le alcanzara el combustible para llegar a la próxima estación.</text:span></text:p>
          </table:table-cell>
        </table:table-row>
        <table:table-row table:style-name="Tabla10.1">
          <table:table-cell table:style-name="Tabla10.A2" office:value-type="string">
            <text:p text:style-name="P34">RESULTADO OBTENIDO</text:p>
          </table:table-cell>
          <table:table-cell table:style-name="Tabla10.B2" office:value-type="string">
            <text:p text:style-name="P30">Los resultados obtenidos son:</text:p>
            <text:p text:style-name="P34">- <text:span text:style-name="T13">En el momento que se ejecuta el comando partir tren, el programa realiza un cálculo de prueba, entre el tiempo y distancia a viajar con respecto al combustible cargado en el tren en ese momento.</text:span></text:p>
            <text:p text:style-name="P34">- <text:span text:style-name="T13">Si el combustible le alcanza, permite su partida.</text:span></text:p>
            <text:p text:style-name="P34">- <text:span text:style-name="T13">Y en el caso que no le alcance el combustible, no permite su salida, le envía un mensaje que debe cargar combustible</text:span></text:p>
            <text:p text:style-name="P34">- <text:span text:style-name="T13">Una ves cargado el combustible, si le es permitido partir a otra estación</text:span></text:p>
          </table:table-cell>
        </table:table-row>
      </table:table>
      <text:p text:style-name="P49"/>
      <text:p text:style-name="P52"/>
      <text:p text:style-name="P50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8">ID</text:p>
          </table:table-cell>
          <table:table-cell table:style-name="Tabla11.B1" office:value-type="string">
            <text:p text:style-name="P36">1<text:span text:style-name="T14">1</text:span></text:p>
          </table:table-cell>
        </table:table-row>
        <table:table-row table:style-name="Tabla11.1">
          <table:table-cell table:style-name="Tabla11.A2" office:value-type="string">
            <text:p text:style-name="P38">NOMBRE</text:p>
          </table:table-cell>
          <table:table-cell table:style-name="Tabla11.B2" office:value-type="string">
            <text:p text:style-name="P39">Proceso Tren Migrado</text:p>
          </table:table-cell>
        </table:table-row>
        <table:table-row table:style-name="Tabla11.1">
          <table:table-cell table:style-name="Tabla11.A2" office:value-type="string">
            <text:p text:style-name="P38">DESCRIPCIÓN</text:p>
          </table:table-cell>
          <table:table-cell table:style-name="Tabla11.B2" office:value-type="string">
            <text:p text:style-name="P46">El tren al partir de una estación finaliza como proceso, y al llegar a su estación destino comienza un nuevo proceso tren.</text:p>
          </table:table-cell>
        </table:table-row>
        <table:table-row table:style-name="Tabla11.1">
          <table:table-cell table:style-name="Tabla11.A2" office:value-type="string">
            <text:p text:style-name="P38">PASOS</text:p>
          </table:table-cell>
          <table:table-cell table:style-name="Tabla11.B2" office:value-type="string">
            <text:p text:style-name="P38">- <text:span text:style-name="T11">Teniendo la Estación como proceso abierta,</text:span></text:p>
            <text:p text:style-name="P38">- <text:span text:style-name="T11">Se ejecuta un proceso tren y se lo dirige hacia esa estación,</text:span></text:p>
            <text:p text:style-name="P38">- <text:span text:style-name="T11">El Proceso Tren ejecuta el comando registrarse,</text:span></text:p>
            <text:p text:style-name="P38">- <text:span text:style-name="T11">Al estar todo bien, envía un mensaje que el Tren se ha registrado correctamente,</text:span></text:p>
            <text:p text:style-name="P38">- <text:span text:style-name="T11">Luego se ejecuta el comando solicitar anden</text:span></text:p>
            <text:p text:style-name="P38">- <text:span text:style-name="T14">Le es dado el acceso al anden</text:span></text:p>
            <text:p text:style-name="P38">- <text:span text:style-name="T14">Luego solicita partir tren, y finaliza en esta estación este tren como proceso.</text:span></text:p>
          </table:table-cell>
        </table:table-row>
        <table:table-row table:style-name="Tabla11.1">
          <table:table-cell table:style-name="Tabla11.A2" office:value-type="string">
            <text:p text:style-name="P38">RESULTADO OBTENIDO</text:p>
          </table:table-cell>
          <table:table-cell table:style-name="Tabla11.B2" office:value-type="string">
            <text:p text:style-name="P31">Los resultados obtenidos son:</text:p>
            <text:p text:style-name="P40">- <text:span text:style-name="T14">Desde este momento el tren o proceso tren está migrado del mismo hasta su nuevo destino</text:span></text:p>
            <text:p text:style-name="P40">- <text:span text:style-name="T14">Cuando llega a la estación destino, este tren comienza a ser un nuevo proceso tren, sin poder utilizar la interfaz grafica, y teniendo el control y administración total la estación a la cual fue migrado.</text:span></text:p>
          </table:table-cell>
        </table:table-row>
      </table:table>
      <text:p text:style-name="P50"/>
      <text:p text:style-name="P51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40">ID</text:p>
          </table:table-cell>
          <table:table-cell table:style-name="Tabla12.B1" office:value-type="string">
            <text:p text:style-name="P37">1<text:span text:style-name="T15">2</text:span></text:p>
          </table:table-cell>
        </table:table-row>
        <table:table-row table:style-name="Tabla12.1">
          <table:table-cell table:style-name="Tabla12.A2" office:value-type="string">
            <text:p text:style-name="P40">NOMBRE</text:p>
          </table:table-cell>
          <table:table-cell table:style-name="Tabla12.B2" office:value-type="string">
            <text:p text:style-name="P41">Solicitar anden para este nuevo tren migrado</text:p>
          </table:table-cell>
        </table:table-row>
        <table:table-row table:style-name="Tabla12.1">
          <table:table-cell table:style-name="Tabla12.A2" office:value-type="string">
            <text:p text:style-name="P40">DESCRIPCIÓN</text:p>
          </table:table-cell>
          <table:table-cell table:style-name="Tabla12.B2" office:value-type="string">
            <text:p text:style-name="P47">El tren <text:span text:style-name="T16">al llegar a la nueva </text:span>estación destino comienza un nuevo proceso tren, <text:span text:style-name="T16">y es administrado por los comandos de la estación</text:span></text:p>
          </table:table-cell>
        </table:table-row>
        <table:table-row table:style-name="Tabla12.1">
          <table:table-cell table:style-name="Tabla12.A2" office:value-type="string">
            <text:p text:style-name="P40">PASOS</text:p>
          </table:table-cell>
          <table:table-cell table:style-name="Tabla12.B2" office:value-type="string">
            <text:p text:style-name="P40">- <text:span text:style-name="T11">Teniendo la Estación como proceso abierta,</text:span></text:p>
            <text:p text:style-name="P40">- <text:span text:style-name="T11">Se ejecuta un proceso tren y se lo dirige hacia esa estación,</text:span></text:p>
            <text:p text:style-name="P40">- <text:span text:style-name="T11">El Proceso Tren ejecuta el comando registrarse,</text:span></text:p>
            <text:p text:style-name="P40">- <text:span text:style-name="T11">Al estar todo bien, envía un mensaje que el Tren se ha registrado correctamente,</text:span></text:p>
            <text:p text:style-name="P40">- <text:span text:style-name="T11">Luego se ejecuta el comando solicitar anden</text:span></text:p>
            <text:p text:style-name="P40">- <text:span text:style-name="T14">Le es dado el acceso al anden</text:span></text:p>
            <text:p text:style-name="P40">- <text:span text:style-name="T14">Luego solicita partir tren, y finaliza en esta estación este tren como proceso.</text:span></text:p>
            <text:p text:style-name="P40">- <text:span text:style-name="T16">Llega a la estación nueva o destino como tren migrado, comienza un nuevo proceso como tren en esta estación</text:span></text:p>
            <text:p text:style-name="P40">- <text:span text:style-name="T16">Solicita anden</text:span></text:p>
          </table:table-cell>
        </table:table-row>
        <table:table-row table:style-name="Tabla12.1">
          <table:table-cell table:style-name="Tabla12.A2" office:value-type="string">
            <text:p text:style-name="P40">RESULTADO OBTENIDO</text:p>
          </table:table-cell>
          <table:table-cell table:style-name="Tabla12.B2" office:value-type="string">
            <text:p text:style-name="P32">Los resultados obtenidos son:</text:p>
            <text:p text:style-name="P40">- <text:span text:style-name="T16">Se le da el trato como <text:s/>a todos los procesos tipo tren que existan, es decir se le asignará el anden si este esta sin uso.</text:span></text:p>
            <text:p text:style-name="P40">- <text:span text:style-name="T16">En su defecto será ingresado a la cola de espera de la estación a <text:s/>la cual fue migrado</text:span></text:p>
            <text:p text:style-name="P40">- <text:span text:style-name="T16">Comenzará el proceso de cola de espera</text:span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00:12.512576339</meta:creation-date>
    <meta:editing-cycles>8</meta:editing-cycles>
    <meta:editing-duration>PT34M38S</meta:editing-duration>
    <meta:generator>LibreOffice/6.0.7.3$Linux_X86_64 LibreOffice_project/00m0$Build-3</meta:generator>
    <dc:date>2019-11-12T00:55:26.844601474</dc:date>
    <meta:document-statistic meta:table-count="12" meta:image-count="0" meta:object-count="0" meta:page-count="6" meta:paragraph-count="209" meta:word-count="1573" meta:character-count="8911" meta:non-whitespace-character-count="7539"/>
  </office:meta>
</office:document-meta>
</file>